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7pt" officeooo:rsid="0030494c" officeooo:paragraph-rsid="000a3825" style:font-size-asian="14.8500003814697pt" style:font-size-complex="17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7pt" officeooo:rsid="0030494c" officeooo:paragraph-rsid="000a3825" style:font-size-asian="14.8500003814697pt" style:font-size-complex="17pt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7pt" officeooo:rsid="0030494c" officeooo:paragraph-rsid="000a3825" style:font-size-asian="14.8500003814697pt" style:font-size-complex="17pt"/>
    </style:style>
    <style:style style:name="P4" style:family="paragraph" style:parent-style-name="Standard" style:list-style-name="L5">
      <style:paragraph-properties fo:text-align="start" style:justify-single-word="false"/>
      <style:text-properties fo:font-size="17pt" officeooo:rsid="0030494c" officeooo:paragraph-rsid="000a3825" style:font-size-asian="14.8500003814697pt" style:font-size-complex="17pt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7pt" officeooo:rsid="0030494c" officeooo:paragraph-rsid="000af117" style:font-size-asian="14.8500003814697pt" style:font-size-complex="17pt"/>
    </style:style>
    <style:style style:name="P6" style:family="paragraph" style:parent-style-name="Standard">
      <style:paragraph-properties fo:text-align="start" style:justify-single-word="false"/>
      <style:text-properties fo:font-size="17pt" officeooo:rsid="000c99e7" officeooo:paragraph-rsid="000a3825" style:font-size-asian="14.8500003814697pt" style:font-size-complex="17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7pt" officeooo:rsid="00155dba" officeooo:paragraph-rsid="000a3825" style:font-size-asian="14.8500003814697pt" style:font-size-complex="17pt"/>
    </style:style>
    <style:style style:name="P8" style:family="paragraph" style:parent-style-name="Standard">
      <style:paragraph-properties fo:text-align="start" style:justify-single-word="false"/>
      <style:text-properties fo:font-size="17pt" officeooo:rsid="00155dba" officeooo:paragraph-rsid="000a3825" style:font-size-asian="14.8500003814697pt" style:font-size-complex="17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7pt" officeooo:rsid="001721e7" officeooo:paragraph-rsid="000a3825" style:font-size-asian="14.8500003814697pt" style:font-size-complex="17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7pt" officeooo:rsid="001be553" officeooo:paragraph-rsid="000a3825" style:font-size-asian="14.8500003814697pt" style:font-size-complex="17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7pt" officeooo:rsid="0017804b" officeooo:paragraph-rsid="000a3825" style:font-size-asian="14.8500003814697pt" style:font-size-complex="17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7pt" officeooo:rsid="0017804b" officeooo:paragraph-rsid="000a3825" style:font-size-asian="14.8500003814697pt" style:font-size-complex="17pt"/>
    </style:style>
    <style:style style:name="P13" style:family="paragraph" style:parent-style-name="Standard">
      <style:paragraph-properties fo:text-align="start" style:justify-single-word="false"/>
      <style:text-properties fo:font-size="17pt" officeooo:rsid="0017804b" officeooo:paragraph-rsid="000a3825" style:font-size-asian="14.8500003814697pt" style:font-size-complex="17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7pt" officeooo:rsid="001794f5" officeooo:paragraph-rsid="000a3825" style:font-size-asian="14.8500003814697pt" style:font-size-complex="17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7pt" officeooo:rsid="0017ce73" officeooo:paragraph-rsid="000a3825" style:font-size-asian="14.8500003814697pt" style:font-size-complex="17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7pt" officeooo:rsid="000a3825" officeooo:paragraph-rsid="000a3825" style:font-size-asian="14.8500003814697pt" style:font-size-complex="17pt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7pt" officeooo:rsid="000a3825" officeooo:paragraph-rsid="000a3825" style:font-size-asian="14.8500003814697pt" style:font-size-complex="17pt"/>
    </style:style>
    <style:style style:name="P18" style:family="paragraph" style:parent-style-name="Standard">
      <style:paragraph-properties fo:text-align="start" style:justify-single-word="false"/>
      <style:text-properties fo:font-size="17pt" officeooo:rsid="000a3825" officeooo:paragraph-rsid="000a3825" style:font-size-asian="14.8500003814697pt" style:font-size-complex="17pt"/>
    </style:style>
    <style:style style:name="P19" style:family="paragraph" style:parent-style-name="Standard">
      <style:paragraph-properties fo:text-align="center" style:justify-single-word="false"/>
      <style:text-properties fo:font-size="15pt" officeooo:paragraph-rsid="000a3825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fo:font-size="15pt" officeooo:rsid="000c99e7" officeooo:paragraph-rsid="000a3825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25pt" officeooo:rsid="000c99e7" officeooo:paragraph-rsid="000a3825" style:font-size-asian="21.8500003814697pt" style:font-size-complex="25pt"/>
    </style:style>
    <style:style style:name="P22" style:family="paragraph" style:parent-style-name="Standard">
      <style:paragraph-properties fo:text-align="start" style:justify-single-word="false"/>
      <style:text-properties fo:font-size="18pt" officeooo:rsid="002f0aac" officeooo:paragraph-rsid="000a3825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0c99e7" officeooo:paragraph-rsid="000a3825" style:font-size-asian="18pt" style:font-size-complex="18pt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officeooo:paragraph-rsid="000a3825" style:font-size-asian="20pt" style:font-size-complex="20pt"/>
    </style:style>
    <style:style style:name="T1" style:family="text">
      <style:text-properties officeooo:rsid="0030494c"/>
    </style:style>
    <style:style style:name="T2" style:family="text">
      <style:text-properties officeooo:rsid="001be553"/>
    </style:style>
    <style:style style:name="T3" style:family="text">
      <style:text-properties officeooo:rsid="0017804b"/>
    </style:style>
    <style:style style:name="T4" style:family="text">
      <style:text-properties officeooo:rsid="000a3825"/>
    </style:style>
    <style:style style:name="T5" style:family="text">
      <style:text-properties officeooo:rsid="000af1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elatório do Laboratório de AOC - Prática <text:span text:style-name="T1">7</text:span></text:p>
      <text:p text:style-name="P19">Aluno: Bernard Menezes Moreira da Costa</text:p>
      <text:p text:style-name="P20">Turma: 2</text:p>
      <text:p text:style-name="P21"/>
      <text:p text:style-name="P6"/>
      <text:p text:style-name="P1">Sinais de controle a serem utilizados:</text:p>
      <text:p text:style-name="P1"/>
      <text:p text:style-name="P1">- RegDst</text:p>
      <text:p text:style-name="P1">- MemtoReg</text:p>
      <text:p text:style-name="P1">- MemRead</text:p>
      <text:p text:style-name="P1">- AluOp</text:p>
      <text:p text:style-name="P1">- AluSrc</text:p>
      <text:p text:style-name="P1">- Branch</text:p>
      <text:p text:style-name="P1">- Memwrite</text:p>
      <text:p text:style-name="P1">- RegWrite</text:p>
      <text:p text:style-name="P1">- <text:span text:style-name="T4">Cons</text:span></text:p>
      <text:p text:style-name="P18">- BranchChoice (adicionado posteriormente a prática anterior, <text:span text:style-name="T5">se 1 define ReadData2 como endereço para o jump, se 0 define a extensão do 4 bits menos significativos do 2º byte como endereço de jump</text:span>).</text:p>
      <text:p text:style-name="P1"/>
      <text:p text:style-name="P8">Formato R </text:p>
      <text:p text:style-name="P8"/>
      <text:list xml:id="list4815513285377067339" text:style-name="L1">
        <text:list-item>
          <text:p text:style-name="P7"><text:span text:style-name="T2">ADD :</text:span></text:p>
          <text:list>
            <text:list-item>
              <text:p text:style-name="P2">- RegDst <text:span text:style-name="T4">= 1</text:span></text:p>
            </text:list-item>
            <text:list-item>
              <text:p text:style-name="P2">- MemtoReg <text:span text:style-name="T4">= 0</text:span></text:p>
            </text:list-item>
            <text:list-item>
              <text:p text:style-name="P2">- MemRead <text:span text:style-name="T4">= 0</text:span></text:p>
            </text:list-item>
            <text:list-item>
              <text:p text:style-name="P2">- AluOp <text:span text:style-name="T4">=10</text:span></text:p>
            </text:list-item>
            <text:list-item>
              <text:p text:style-name="P2">- AluSrc <text:span text:style-name="T4">=1</text:span></text:p>
            </text:list-item>
            <text:list-item>
              <text:p text:style-name="P2">- Branch <text:span text:style-name="T4">=0</text:span></text:p>
            </text:list-item>
            <text:list-item>
              <text:p text:style-name="P2">- Memwrite <text:span text:style-name="T4">= 0</text:span></text:p>
            </text:list-item>
            <text:list-item>
              <text:p text:style-name="P2">- RegWrite <text:span text:style-name="T4">= 1</text:span></text:p>
            </text:list-item>
            <text:list-item>
              <text:p text:style-name="P2">- <text:span text:style-name="T4">Cons = 0</text:span></text:p>
            </text:list-item>
            <text:list-item>
              <text:p text:style-name="P16">- BranchChoice = <text:span text:style-name="T5">X</text:span></text:p>
              <text:p text:style-name="P2"/>
            </text:list-item>
          </text:list>
        </text:list-item>
        <text:list-item>
          <text:p text:style-name="P7"><text:span text:style-name="T2">ADD Imediato:</text:span></text:p>
          <text:list>
            <text:list-item>
              <text:p text:style-name="P2"><text:soft-page-break/>- RegDst <text:span text:style-name="T4">= 1</text:span></text:p>
            </text:list-item>
            <text:list-item>
              <text:p text:style-name="P2">- MemtoReg <text:span text:style-name="T4">= 0</text:span></text:p>
            </text:list-item>
            <text:list-item>
              <text:p text:style-name="P2">- MemRead <text:span text:style-name="T4">= 0</text:span></text:p>
            </text:list-item>
            <text:list-item>
              <text:p text:style-name="P2">- AluOp <text:span text:style-name="T4">=10</text:span></text:p>
            </text:list-item>
            <text:list-item>
              <text:p text:style-name="P2">- AluSrc <text:span text:style-name="T4">=0</text:span></text:p>
            </text:list-item>
            <text:list-item>
              <text:p text:style-name="P2">- Branch <text:span text:style-name="T4">=0</text:span></text:p>
            </text:list-item>
            <text:list-item>
              <text:p text:style-name="P2">- Memwrite <text:span text:style-name="T4">= 0</text:span></text:p>
            </text:list-item>
            <text:list-item>
              <text:p text:style-name="P2">- RegWrite <text:span text:style-name="T4">= 1</text:span></text:p>
            </text:list-item>
            <text:list-item>
              <text:p text:style-name="P2">- <text:span text:style-name="T4">Cons = 0</text:span></text:p>
            </text:list-item>
            <text:list-item>
              <text:p text:style-name="P16">BranchChoice = <text:span text:style-name="T5">X</text:span></text:p>
              <text:p text:style-name="P16"/>
            </text:list-item>
          </text:list>
        </text:list-item>
        <text:list-item>
          <text:p text:style-name="P7"><text:span text:style-name="T2">SUB :</text:span></text:p>
          <text:list>
            <text:list-item>
              <text:p text:style-name="P2">- RegDst <text:span text:style-name="T4">= 1</text:span></text:p>
            </text:list-item>
            <text:list-item>
              <text:p text:style-name="P2">- MemtoReg <text:span text:style-name="T4">= 0</text:span></text:p>
            </text:list-item>
            <text:list-item>
              <text:p text:style-name="P2">- MemRead <text:span text:style-name="T4">= 0</text:span></text:p>
            </text:list-item>
            <text:list-item>
              <text:p text:style-name="P2">- AluOp <text:span text:style-name="T4">=10</text:span></text:p>
            </text:list-item>
            <text:list-item>
              <text:p text:style-name="P2">- AluSrc <text:span text:style-name="T4">=1</text:span></text:p>
            </text:list-item>
            <text:list-item>
              <text:p text:style-name="P2">- Branch <text:span text:style-name="T4">=0</text:span></text:p>
            </text:list-item>
            <text:list-item>
              <text:p text:style-name="P2">- Memwrite <text:span text:style-name="T4">= 0</text:span></text:p>
            </text:list-item>
            <text:list-item>
              <text:p text:style-name="P2">- RegWrite <text:span text:style-name="T4">= 1</text:span></text:p>
            </text:list-item>
            <text:list-item>
              <text:p text:style-name="P2">- <text:span text:style-name="T4">Cons = 0</text:span></text:p>
            </text:list-item>
            <text:list-item>
              <text:p text:style-name="P16">BranchChoice = <text:span text:style-name="T5">X</text:span></text:p>
              <text:p text:style-name="P2"/>
            </text:list-item>
          </text:list>
        </text:list-item>
        <text:list-item>
          <text:p text:style-name="P9"><text:span text:style-name="T2">AND :</text:span></text:p>
          <text:list>
            <text:list-item>
              <text:p text:style-name="P2">- RegDst <text:span text:style-name="T4">= 1</text:span></text:p>
            </text:list-item>
            <text:list-item>
              <text:p text:style-name="P2">- MemtoReg <text:span text:style-name="T4">= 0</text:span></text:p>
            </text:list-item>
            <text:list-item>
              <text:p text:style-name="P2">- MemRead <text:span text:style-name="T4">= 0</text:span></text:p>
            </text:list-item>
            <text:list-item>
              <text:p text:style-name="P2">- AluOp <text:span text:style-name="T4">=10</text:span></text:p>
            </text:list-item>
            <text:list-item>
              <text:p text:style-name="P2">- AluSrc <text:span text:style-name="T4">=1</text:span></text:p>
            </text:list-item>
            <text:list-item>
              <text:p text:style-name="P2">- Branch <text:span text:style-name="T4">=0</text:span></text:p>
            </text:list-item>
            <text:list-item>
              <text:p text:style-name="P2">- Memwrite <text:span text:style-name="T4">= 0</text:span></text:p>
            </text:list-item>
            <text:list-item>
              <text:p text:style-name="P2">- RegWrite <text:span text:style-name="T4">= 1</text:span></text:p>
            </text:list-item>
            <text:list-item>
              <text:p text:style-name="P2">- <text:span text:style-name="T4">Cons = 0</text:span></text:p>
            </text:list-item>
            <text:list-item>
              <text:p text:style-name="P16">BranchChoice = <text:span text:style-name="T5">X</text:span></text:p>
              <text:p text:style-name="P2"><text:soft-page-break/></text:p>
            </text:list-item>
          </text:list>
        </text:list-item>
        <text:list-item>
          <text:p text:style-name="P9"><text:span text:style-name="T2">OR :</text:span></text:p>
          <text:list>
            <text:list-item>
              <text:p text:style-name="P2">- RegDst <text:span text:style-name="T4">= 1</text:span></text:p>
            </text:list-item>
            <text:list-item>
              <text:p text:style-name="P2">- MemtoReg <text:span text:style-name="T4">= 0</text:span></text:p>
            </text:list-item>
            <text:list-item>
              <text:p text:style-name="P2">- MemRead <text:span text:style-name="T4">= 0</text:span></text:p>
            </text:list-item>
            <text:list-item>
              <text:p text:style-name="P2">- AluOp <text:span text:style-name="T4">=10</text:span></text:p>
            </text:list-item>
            <text:list-item>
              <text:p text:style-name="P2">- AluSrc <text:span text:style-name="T4">=1</text:span></text:p>
            </text:list-item>
            <text:list-item>
              <text:p text:style-name="P2">- Branch <text:span text:style-name="T4">=0</text:span></text:p>
            </text:list-item>
            <text:list-item>
              <text:p text:style-name="P2">- Memwrite <text:span text:style-name="T4">= 0</text:span></text:p>
            </text:list-item>
            <text:list-item>
              <text:p text:style-name="P2">- RegWrite <text:span text:style-name="T4">= 1</text:span></text:p>
            </text:list-item>
            <text:list-item>
              <text:p text:style-name="P2">- <text:span text:style-name="T4">Cons = 0</text:span></text:p>
            </text:list-item>
            <text:list-item>
              <text:p text:style-name="P2">- <text:span text:style-name="T4">BranchChoice = X</text:span></text:p>
              <text:p text:style-name="P2"/>
            </text:list-item>
          </text:list>
        </text:list-item>
        <text:list-item>
          <text:p text:style-name="P9"><text:span text:style-name="T2">NOT :</text:span></text:p>
          <text:list>
            <text:list-item>
              <text:p text:style-name="P2">- RegDst <text:span text:style-name="T4">= 1</text:span></text:p>
            </text:list-item>
            <text:list-item>
              <text:p text:style-name="P2">- MemtoReg <text:span text:style-name="T4">= 0</text:span></text:p>
            </text:list-item>
            <text:list-item>
              <text:p text:style-name="P2">- MemRead <text:span text:style-name="T4">= 0</text:span></text:p>
            </text:list-item>
            <text:list-item>
              <text:p text:style-name="P2">- AluOp <text:span text:style-name="T4">=10</text:span></text:p>
            </text:list-item>
            <text:list-item>
              <text:p text:style-name="P2">- AluSrc <text:span text:style-name="T4">=1</text:span></text:p>
            </text:list-item>
            <text:list-item>
              <text:p text:style-name="P2">- Branch <text:span text:style-name="T4">=0</text:span></text:p>
            </text:list-item>
            <text:list-item>
              <text:p text:style-name="P2">- Memwrite <text:span text:style-name="T4">= 0</text:span></text:p>
            </text:list-item>
            <text:list-item>
              <text:p text:style-name="P2">- RegWrite <text:span text:style-name="T4">= 1</text:span></text:p>
            </text:list-item>
            <text:list-item>
              <text:p text:style-name="P2">- <text:span text:style-name="T4">Cons = 0</text:span></text:p>
            </text:list-item>
            <text:list-item>
              <text:p text:style-name="P2">- <text:span text:style-name="T4">BranchChoice = X</text:span></text:p>
            </text:list-item>
          </text:list>
          <text:p text:style-name="P9"/>
        </text:list-item>
        <text:list-item>
          <text:p text:style-name="P10">Set on Less Than:</text:p>
          <text:list>
            <text:list-item>
              <text:p text:style-name="P2">- RegDst <text:span text:style-name="T4">= 1</text:span></text:p>
            </text:list-item>
            <text:list-item>
              <text:p text:style-name="P2">- MemtoReg <text:span text:style-name="T4">= 0</text:span></text:p>
            </text:list-item>
            <text:list-item>
              <text:p text:style-name="P2">- MemRead <text:span text:style-name="T4">= 0</text:span></text:p>
            </text:list-item>
            <text:list-item>
              <text:p text:style-name="P2">- AluOp <text:span text:style-name="T4">=10</text:span></text:p>
            </text:list-item>
            <text:list-item>
              <text:p text:style-name="P2">- AluSrc <text:span text:style-name="T4">=1</text:span></text:p>
            </text:list-item>
            <text:list-item>
              <text:p text:style-name="P2">- Branch <text:span text:style-name="T4">=0</text:span></text:p>
            </text:list-item>
            <text:list-item>
              <text:p text:style-name="P2">- Memwrite <text:span text:style-name="T4">= 0</text:span></text:p>
            </text:list-item>
            <text:list-item>
              <text:p text:style-name="P2">- RegWrite <text:span text:style-name="T4">= 1</text:span></text:p>
            </text:list-item>
            <text:list-item>
              <text:p text:style-name="P2"><text:soft-page-break/>- <text:span text:style-name="T4">Cons = 0</text:span></text:p>
            </text:list-item>
            <text:list-item>
              <text:p text:style-name="P2">- <text:span text:style-name="T4">BranchChoice = X</text:span></text:p>
              <text:p text:style-name="P2"/>
            </text:list-item>
          </text:list>
          <text:p text:style-name="P9"/>
        </text:list-item>
      </text:list>
      <text:p text:style-name="P8">Formato <text:span text:style-name="T3">J</text:span></text:p>
      <text:p text:style-name="P8"/>
      <text:list xml:id="list5740017685386608568" text:style-name="L4">
        <text:list-item>
          <text:p text:style-name="P11"><text:span text:style-name="T2">Jump addr :</text:span></text:p>
          <text:list>
            <text:list-item>
              <text:p text:style-name="P3">- RegDst <text:span text:style-name="T4">= X</text:span></text:p>
            </text:list-item>
            <text:list-item>
              <text:p text:style-name="P3">- MemtoReg <text:span text:style-name="T4">= 0</text:span></text:p>
            </text:list-item>
            <text:list-item>
              <text:p text:style-name="P3">- MemRead <text:span text:style-name="T4">= 0</text:span></text:p>
            </text:list-item>
            <text:list-item>
              <text:p text:style-name="P3">- AluOp <text:span text:style-name="T4">= 01</text:span></text:p>
            </text:list-item>
            <text:list-item>
              <text:p text:style-name="P3">- AluSrc <text:span text:style-name="T4">=0</text:span></text:p>
            </text:list-item>
            <text:list-item>
              <text:p text:style-name="P3">- Branch <text:span text:style-name="T4">= 1</text:span></text:p>
            </text:list-item>
            <text:list-item>
              <text:p text:style-name="P3">- Memwrite <text:span text:style-name="T4">= 0</text:span></text:p>
            </text:list-item>
            <text:list-item>
              <text:p text:style-name="P3">- RegWrite <text:span text:style-name="T4">= 0</text:span></text:p>
            </text:list-item>
            <text:list-item>
              <text:p text:style-name="P3">- <text:span text:style-name="T4">Cons = X</text:span></text:p>
            </text:list-item>
            <text:list-item>
              <text:p text:style-name="P17">BranchChoice = 0</text:p>
              <text:p text:style-name="P3"/>
            </text:list-item>
          </text:list>
        </text:list-item>
        <text:list-item>
          <text:p text:style-name="P11"><text:span text:style-name="T2">J</text:span>ump <text:span text:style-name="T2">R</text:span>egister :</text:p>
          <text:list>
            <text:list-item>
              <text:p text:style-name="P3">- RegDst <text:span text:style-name="T4">= 1</text:span></text:p>
            </text:list-item>
            <text:list-item>
              <text:p text:style-name="P3">- MemtoReg <text:span text:style-name="T4">= 0</text:span></text:p>
            </text:list-item>
            <text:list-item>
              <text:p text:style-name="P3">- MemRead <text:span text:style-name="T4">= 0</text:span></text:p>
            </text:list-item>
            <text:list-item>
              <text:p text:style-name="P3">- AluOp <text:span text:style-name="T4">= 01</text:span></text:p>
            </text:list-item>
            <text:list-item>
              <text:p text:style-name="P3">- AluSrc <text:span text:style-name="T4">=1</text:span></text:p>
            </text:list-item>
            <text:list-item>
              <text:p text:style-name="P3">- Branch <text:span text:style-name="T4">=1</text:span></text:p>
            </text:list-item>
            <text:list-item>
              <text:p text:style-name="P3">- Memwrite <text:span text:style-name="T4">= 0</text:span></text:p>
            </text:list-item>
            <text:list-item>
              <text:p text:style-name="P3">- RegWrite <text:span text:style-name="T4">= 1</text:span></text:p>
            </text:list-item>
            <text:list-item>
              <text:p text:style-name="P3">- <text:span text:style-name="T4">Cons = 0</text:span></text:p>
            </text:list-item>
            <text:list-item>
              <text:p text:style-name="P3">- <text:span text:style-name="T4">BranchChoice = 1</text:span></text:p>
              <text:p text:style-name="P3"/>
            </text:list-item>
          </text:list>
        </text:list-item>
        <text:list-item>
          <text:p text:style-name="P11"><text:span text:style-name="T2">Jump and Link:</text:span></text:p>
          <text:list>
            <text:list-item>
              <text:p text:style-name="P3">- RegDst <text:span text:style-name="T4">= 1</text:span></text:p>
            </text:list-item>
            <text:list-item>
              <text:p text:style-name="P3">- MemtoReg <text:span text:style-name="T4">= 0</text:span></text:p>
            </text:list-item>
            <text:list-item>
              <text:p text:style-name="P3">- MemRead <text:span text:style-name="T4">= 0</text:span></text:p>
            </text:list-item>
            <text:list-item>
              <text:p text:style-name="P3"><text:soft-page-break/>- AluOp <text:span text:style-name="T4">= 01</text:span></text:p>
            </text:list-item>
            <text:list-item>
              <text:p text:style-name="P3">- AluSrc <text:span text:style-name="T4">=1</text:span></text:p>
            </text:list-item>
            <text:list-item>
              <text:p text:style-name="P3">- Branch <text:span text:style-name="T4">=1</text:span></text:p>
            </text:list-item>
            <text:list-item>
              <text:p text:style-name="P3">- Memwrite <text:span text:style-name="T4">= 0</text:span></text:p>
            </text:list-item>
            <text:list-item>
              <text:p text:style-name="P3">- RegWrite <text:span text:style-name="T4">= 1</text:span></text:p>
            </text:list-item>
            <text:list-item>
              <text:p text:style-name="P3">- <text:span text:style-name="T4">Cons = 0</text:span></text:p>
            </text:list-item>
            <text:list-item>
              <text:p text:style-name="P3">- <text:span text:style-name="T4">BranchChoice = 1</text:span></text:p>
            </text:list-item>
          </text:list>
        </text:list-item>
      </text:list>
      <text:p text:style-name="P13"/>
      <text:p text:style-name="P13"/>
      <text:p text:style-name="P13">Formato I</text:p>
      <text:p text:style-name="P13"/>
      <text:list xml:id="list6581068608681754020" text:style-name="L5">
        <text:list-item>
          <text:p text:style-name="P12"><text:span text:style-name="T2">Load Word:</text:span></text:p>
          <text:list>
            <text:list-item>
              <text:p text:style-name="P4">- RegDst <text:span text:style-name="T4">= 1</text:span></text:p>
            </text:list-item>
            <text:list-item>
              <text:p text:style-name="P4">- MemtoReg <text:span text:style-name="T4">= 1</text:span></text:p>
            </text:list-item>
            <text:list-item>
              <text:p text:style-name="P4">- MemRead <text:span text:style-name="T4">= 1</text:span></text:p>
            </text:list-item>
            <text:list-item>
              <text:p text:style-name="P4">- AluOp <text:span text:style-name="T4">= 00</text:span></text:p>
            </text:list-item>
            <text:list-item>
              <text:p text:style-name="P4">- AluSrc <text:span text:style-name="T4">=0</text:span></text:p>
            </text:list-item>
            <text:list-item>
              <text:p text:style-name="P4">- Branch <text:span text:style-name="T4">=0</text:span></text:p>
            </text:list-item>
            <text:list-item>
              <text:p text:style-name="P4">- Memwrite <text:span text:style-name="T4">= 0</text:span></text:p>
            </text:list-item>
            <text:list-item>
              <text:p text:style-name="P4">- RegWrite <text:span text:style-name="T4">= 0</text:span></text:p>
            </text:list-item>
            <text:list-item>
              <text:p text:style-name="P4">- <text:span text:style-name="T4">Cons = 0</text:span></text:p>
            </text:list-item>
            <text:list-item>
              <text:p text:style-name="P4">- <text:span text:style-name="T4">BranchChoice = 0</text:span></text:p>
              <text:p text:style-name="P4"/>
            </text:list-item>
          </text:list>
        </text:list-item>
        <text:list-item>
          <text:p text:style-name="P12"><text:span text:style-name="T2">Save Word:</text:span></text:p>
          <text:list>
            <text:list-item>
              <text:p text:style-name="P4">- RegDst <text:span text:style-name="T4">= 1</text:span></text:p>
            </text:list-item>
            <text:list-item>
              <text:p text:style-name="P4">- MemtoReg <text:span text:style-name="T4">= 0</text:span></text:p>
            </text:list-item>
            <text:list-item>
              <text:p text:style-name="P4">- MemRead <text:span text:style-name="T4">= 0</text:span></text:p>
            </text:list-item>
            <text:list-item>
              <text:p text:style-name="P4">- AluOp <text:span text:style-name="T4">= 00</text:span></text:p>
            </text:list-item>
            <text:list-item>
              <text:p text:style-name="P4">- AluSrc <text:span text:style-name="T4">=0</text:span></text:p>
            </text:list-item>
            <text:list-item>
              <text:p text:style-name="P4">- Branch <text:span text:style-name="T4">=0</text:span></text:p>
            </text:list-item>
            <text:list-item>
              <text:p text:style-name="P4">- Memwrite <text:span text:style-name="T4">= 1</text:span></text:p>
            </text:list-item>
            <text:list-item>
              <text:p text:style-name="P4">- RegWrite <text:span text:style-name="T4">= 0</text:span></text:p>
            </text:list-item>
            <text:list-item>
              <text:p text:style-name="P4">- <text:span text:style-name="T4">Cons = X</text:span></text:p>
            </text:list-item>
            <text:list-item>
              <text:p text:style-name="P4">- <text:span text:style-name="T4">BranchChoice = 0</text:span></text:p>
            </text:list-item>
          </text:list>
        </text:list-item>
        <text:list-item>
          <text:p text:style-name="P12"><text:soft-page-break/><text:span text:style-name="T2">Load an Imediate Word :</text:span></text:p>
          <text:list>
            <text:list-item>
              <text:p text:style-name="P5">- RegDst <text:span text:style-name="T4">= 1</text:span></text:p>
            </text:list-item>
            <text:list-item>
              <text:p text:style-name="P5">- MemtoReg <text:span text:style-name="T4">= 0</text:span></text:p>
            </text:list-item>
            <text:list-item>
              <text:p text:style-name="P5">- MemRead <text:span text:style-name="T4">= 0</text:span></text:p>
            </text:list-item>
            <text:list-item>
              <text:p text:style-name="P5">- AluOp <text:span text:style-name="T4">= 00</text:span></text:p>
            </text:list-item>
            <text:list-item>
              <text:p text:style-name="P5">- AluSrc <text:span text:style-name="T4">=0</text:span></text:p>
            </text:list-item>
            <text:list-item>
              <text:p text:style-name="P5">- Branch <text:span text:style-name="T4">=0</text:span></text:p>
            </text:list-item>
            <text:list-item>
              <text:p text:style-name="P5">- Memwrite <text:span text:style-name="T4">= 0</text:span></text:p>
            </text:list-item>
            <text:list-item>
              <text:p text:style-name="P5">- RegWrite <text:span text:style-name="T4">= 1</text:span></text:p>
            </text:list-item>
            <text:list-item>
              <text:p text:style-name="P5">- <text:span text:style-name="T4">Cons = 1</text:span></text:p>
            </text:list-item>
            <text:list-item>
              <text:p text:style-name="P5">- <text:span text:style-name="T4">BranchChoice = 0</text:span></text:p>
              <text:p text:style-name="P5"/>
            </text:list-item>
          </text:list>
        </text:list-item>
        <text:list-item>
          <text:p text:style-name="P14"><text:span text:style-name="T2">Branch on Equal:</text:span></text:p>
          <text:list>
            <text:list-item>
              <text:p text:style-name="P5">- RegDst <text:span text:style-name="T4">= 1</text:span></text:p>
            </text:list-item>
            <text:list-item>
              <text:p text:style-name="P5">- MemtoReg <text:span text:style-name="T4">= 0</text:span></text:p>
            </text:list-item>
            <text:list-item>
              <text:p text:style-name="P5">- MemRead <text:span text:style-name="T4">= 0</text:span></text:p>
            </text:list-item>
            <text:list-item>
              <text:p text:style-name="P5">- AluOp <text:span text:style-name="T4">= 10</text:span></text:p>
            </text:list-item>
            <text:list-item>
              <text:p text:style-name="P5">- AluSrc <text:span text:style-name="T4">=0</text:span></text:p>
            </text:list-item>
            <text:list-item>
              <text:p text:style-name="P5">- Branch <text:span text:style-name="T4">=1</text:span></text:p>
            </text:list-item>
            <text:list-item>
              <text:p text:style-name="P5">- Memwrite <text:span text:style-name="T4">= 0</text:span></text:p>
            </text:list-item>
            <text:list-item>
              <text:p text:style-name="P5">- RegWrite <text:span text:style-name="T4">= 0</text:span></text:p>
            </text:list-item>
            <text:list-item>
              <text:p text:style-name="P5">- <text:span text:style-name="T4">Cons = 0</text:span></text:p>
            </text:list-item>
            <text:list-item>
              <text:p text:style-name="P5">- <text:span text:style-name="T4">BranchChoice = 0</text:span></text:p>
              <text:p text:style-name="P5"><text:span text:style-name="T4"><text:s/></text:span></text:p>
            </text:list-item>
          </text:list>
        </text:list-item>
        <text:list-item>
          <text:p text:style-name="P15"><text:span text:style-name="T2">Set on Less Than a Imediate:</text:span></text:p>
          <text:list>
            <text:list-item>
              <text:p text:style-name="P5">- RegDst <text:span text:style-name="T4">= 1</text:span></text:p>
            </text:list-item>
            <text:list-item>
              <text:p text:style-name="P5">- MemtoReg <text:span text:style-name="T4">= 0</text:span></text:p>
            </text:list-item>
            <text:list-item>
              <text:p text:style-name="P5">- MemRead <text:span text:style-name="T4">= 0</text:span></text:p>
            </text:list-item>
            <text:list-item>
              <text:p text:style-name="P5">- AluOp <text:span text:style-name="T4">= 10</text:span></text:p>
            </text:list-item>
            <text:list-item>
              <text:p text:style-name="P5">- AluSrc <text:span text:style-name="T4">=0</text:span></text:p>
            </text:list-item>
            <text:list-item>
              <text:p text:style-name="P5">- Branch <text:span text:style-name="T4">=0</text:span></text:p>
            </text:list-item>
            <text:list-item>
              <text:p text:style-name="P5">- Memwrite <text:span text:style-name="T4">= 0</text:span></text:p>
            </text:list-item>
            <text:list-item>
              <text:p text:style-name="P5">- RegWrite <text:span text:style-name="T4">= 1</text:span></text:p>
            </text:list-item>
            <text:list-item>
              <text:p text:style-name="P5">- <text:span text:style-name="T4">Cons = 0</text:span></text:p>
            </text:list-item>
            <text:list-item>
              <text:p text:style-name="P5"><text:soft-page-break/>- <text:span text:style-name="T4">BranchChoice = 0</text:span></text:p>
            </text:list-item>
          </text:list>
        </text:list-item>
      </text:list>
      <text:p text:style-name="P23"/>
      <text:p text:style-name="P22">OBS: Como não estou utilizando o brq não especifiquei seu funciona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14:45:26.201019552</dc:date>
    <meta:document-statistic meta:table-count="0" meta:image-count="0" meta:object-count="0" meta:page-count="7" meta:paragraph-count="196" meta:word-count="871" meta:character-count="2784" meta:non-whitespace-character-count="2272"/>
    <meta:generator>LibreOffice/4.2.8.2$Linux_X86_64 LibreOffice_project/420m0$Build-2</meta:generator>
  </office:meta>
</office:document-meta>
</file>